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4.688cm"/>
    </style:style>
    <style:style style:name="co5" style:family="table-column">
      <style:table-column-properties fo:break-before="auto" style:column-width="5.18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1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estfall - Dokumentera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>
            <text:p>Testfall nr.</text:p>
          </table:table-cell>
          <table:table-cell table:style-name="ce2" office:value-type="string">
            <text:p>Input</text:p>
          </table:table-cell>
          <table:table-cell table:style-name="ce2" office:value-type="string">
            <text:p>Förväntad output</text:p>
          </table:table-cell>
          <table:table-cell table:style-name="ce2" office:value-type="string">
            <text:p>Motivatio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4,0 4,0 4,0</text:p>
          </table:table-cell>
          <table:table-cell office:value-type="string">
            <text:p>Triangeln är liksidig</text:p>
          </table:table-cell>
          <table:table-cell office:value-type="string">
            <text:p>Här vill vi testa att programmet kan identifiera fall där alla sidor är lika långa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4,5 4,5 3,0</text:p>
          </table:table-cell>
          <table:table-cell office:value-type="string">
            <text:p>Triangeln är likbent</text:p>
          </table:table-cell>
          <table:table-cell office:value-type="string">
            <text:p>Här vill vi testa att programmet kan identifiera fall där två sidor är lika långa men den tredje skiljer sig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2,5 3,0 7,5</text:p>
          </table:table-cell>
          <table:table-cell office:value-type="string">
            <text:p>Triangeln har inga lika sidor</text:p>
          </table:table-cell>
          <table:table-cell office:value-type="string">
            <text:p>Här vill vi testa att programmet kan identifiera fall där alla sidorna har olika längd.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fall - Skis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1" table:default-cell-style-name="ce1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4.0 4.0 4.0</text:p>
          </table:table-cell>
          <table:table-cell office:value-type="string">
            <text:p>liksidig</text:p>
          </table:table-cell>
          <table:table-cell office:value-type="string">
            <text:p>(equilateral)</text:p>
          </table:table-cell>
        </table:table-row>
        <table:table-row table:style-name="ro1">
          <table:table-cell/>
          <table:table-cell office:value-type="string">
            <text:p>4.5 4.5 3.0</text:p>
          </table:table-cell>
          <table:table-cell office:value-type="string">
            <text:p>likbent</text:p>
          </table:table-cell>
          <table:table-cell office:value-type="string">
            <text:p>(isosceles)</text:p>
          </table:table-cell>
        </table:table-row>
        <table:table-row table:style-name="ro1">
          <table:table-cell/>
          <table:table-cell office:value-type="string">
            <text:p>2.5 3.0 7.5</text:p>
          </table:table-cell>
          <table:table-cell office:value-type="string">
            <text:p>inga lika</text:p>
          </table:table-cell>
          <table:table-cell office:value-type="string">
            <text:p>(scalene)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2013-12-26</text:date>, <text:time>14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31S</meta:editing-duration>
    <meta:editing-cycles>4</meta:editing-cycles>
    <meta:generator>OpenOffice/4.0.1$Win32 OpenOffice.org_project/401m5$Build-9714</meta:generator>
    <dc:date>2013-12-26T14:43:54.95</dc:date>
    <dc:creator>Emil M</dc:creator>
    <meta:document-statistic meta:table-count="2" meta:cell-count="25" meta:object-count="0"/>
    <meta:user-defined meta:name="Info 1"/>
    <meta:user-defined meta:name="Info 2"/>
    <meta:user-defined meta:name="Info 3"/>
    <meta:user-defined meta:name="Info 4"/>
  </office:meta>
</office:document-meta>
</file>